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000000020C42DB2FBE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6.962cm" draw:z-index="0"><draw:image xlink:href="Pictures/2000000700005000000020C42DB2FBE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a </meta:initial-creator>
    <meta:creation-date>2019-08-07T12:21:30.83</meta:creation-date>
    <meta:document-statistic meta:table-count="0" meta:image-count="1" meta:object-count="0" meta:page-count="1" meta:paragraph-count="0" meta:word-count="0" meta:character-count="0"/>
    <dc:date>2019-08-07T12:21:54.66</dc:date>
    <dc:creator>mca </dc:creator>
    <meta:editing-duration>PT24S</meta:editing-duration>
    <meta:editing-cycles>1</meta:editing-cycles>
    <meta:generator>OpenOffice/4.1.2$Win32 OpenOffice.org_project/412m3$Build-9782</meta:generator>
  </office:meta>
</office:document-meta>
</file>